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3D2DB58DAE258AA42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ris SIL" svg:font-family="'Charis SIL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393cm, 0cm)" draw:image-opacity="50%" style:mirror="none"/>
    </style:style>
    <style:style style:name="gr2" style:family="graphic" style:parent-style-name="standard">
      <style:graphic-properties draw:fill="none" draw:fill-color="#b2b2b2" draw:textarea-horizontal-align="justify" draw:textarea-vertical-align="middle" draw:auto-grow-height="false" fo:min-height="8.805cm" fo:min-width="24.268cm"/>
    </style:style>
    <style:style style:name="gr3" style:family="graphic" style:parent-style-name="standard">
      <style:graphic-properties draw:stroke="none" draw:fill="none" draw:fill-color="#ffffff" fo:min-height="8.991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b2b2b2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8pt" fo:text-shadow="none" fo:font-weight="bold" style:font-name-asian="Arial" style:font-size-asian="48pt" style:language-asian="en" style:country-asian="US" style:font-weight-asian="bold" style:font-name-complex="Arial" style:font-size-complex="4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62cm" svg:height="15.75cm" draw:transform="skewX (0.00226892802759263) translate (0.067cm 0cm)">
          <draw:image xlink:href="Pictures/10000000000005DC0000043D2DB58DAE258AA42E.jpg" xlink:type="simple" xlink:show="embed" xlink:actuate="onLoad">
            <text:p/>
          </draw:image>
        </draw:frame>
        <draw:custom-shape draw:style-name="gr2" draw:text-style-name="P2" draw:layer="layout" svg:width="25.746cm" svg:height="10.033cm" svg:x="1.254cm" svg:y="2.8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7" draw:layer="layout" svg:width="23.916cm" svg:height="9.241cm" svg:x="2.042cm" svg:y="3.255cm">
          <draw:text-box>
            <text:p text:style-name="P3"><text:span text:style-name="T1">Visite des mages</text:span><text:span text:style-name="T2"> </text:span></text:p>
            <text:p text:style-name="P3"><text:span text:style-name="T3">(Matthieu 2.1-23)</text:span></text:p>
            <text:p text:style-name="P3"><text:span text:style-name="T4">_________________</text:span></text:p>
            <text:p text:style-name="P4"><text:span text:style-name="T5">%language%</text:span></text:p>
            <text:p text:style-name="P5"><text:span text:style-name="T6">[%lang-code%]</text:span></text:p>
            <text:p text:style-name="P6"><text:span text:style-name="T5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aris SIL" svg:font-family="'Charis SIL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1T13:44:12.400000000</dc:date>
    <meta:editing-duration>PT15H35M27S</meta:editing-duration>
    <meta:editing-cycles>20</meta:editing-cycles>
    <meta:generator>LibreOffice/5.4.7.2$Windows_X86_64 LibreOffice_project/c838ef25c16710f8838b1faec480ebba495259d0</meta:generator>
    <meta:document-statistic meta:object-count="3"/>
  </office:meta>
</office:document-meta>
</file>